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3.592cm"/>
    </style:style>
    <style:style style:name="co3" style:family="table-column">
      <style:table-column-properties fo:break-before="auto" style:column-width="23.8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Location selectio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Imprint and contacts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oints of interest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Page not located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is your digital guide to life in Germany. Discover local information, events and advice. Always up to date and available in your own language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te a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Sorry, but your language is not available here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Choose a language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Last update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Local information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Sorry, but this language is not available here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Sorry, but this city could not be foun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Sorry, but this event could not be found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Sorry, but this offer could not be found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Sorry, but this point of interest could not be found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Sorry, but the requested page could not be found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The connection to the server failed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The request could not be processed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An error occurred while processing the server's response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An unknown error occurred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Try again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Sorry, but the requested page could not be loaded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Choose a language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Go to the homepage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Go to categorie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Go to event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Go to offer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An error occurred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Unfortunately, changing the language failed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The selected language is not available if you are offline. An active internet connection is required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No events are currently available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Technical function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ts of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fer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s and imprint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Search f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t of the page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t of the event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An error occurred while sending the feedback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table:number-columns-repeated="2" office:value-type="string" calcext:value-type="string">
            <text:p>Feedback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What was helpful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What can we improve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What is the feedback for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Is this site useful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t useful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Sorry, we could not find any matching results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Your feedback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Not found what you were looking for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What information is missing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Feedback sent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Thank you for your feedback. This will help us to improve our content and the Integreat app. We would be happy to receive further feedback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This site is not useful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This site is useful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 is your digital guide to life in Germany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Find the right information based on keywords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hanging the language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hanging the language on individual pages is simple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Current events and dates in the surrounding area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Job search, internship search and more in the are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By clicking on "{{accept}}" I accept the Integreat app, 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improving Integreat by automatically sending crash reports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send me push notifications on the latest local new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suggest nearby locations to me with the help of my GPS location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Abort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dapt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fuse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cept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Search for a city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nearby locations found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To display nearby locations, location services must be active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office:value-type="string" calcext:value-type="string">
            <text:p>Refresh nearby locations</text:p>
          </table:table-cell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Imprint and contacts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Data protection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event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t available in other language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translation availa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hange locatio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hange language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Share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Just found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Unfortunately an error occurred when sharing the content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Imprint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fer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App stability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Improve the Integreat app by automatically sending crash reports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 notifications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eive push notifications for the latest local new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Nearby location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eive suggestions for nearby locations with the help of GPS location service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About Integreat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ata protection policy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table:number-columns-repeated="2" office:value-type="string" calcext:value-type="string">
            <text:p>Versio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Open source licences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activate feature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office:value-type="string" calcext:value-type="string">
            <text:p>Get the latest information from the WHO about coronavirus.</text:p>
          </table:table-cell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office:value-type="string" calcext:value-type="string">
            <text:p>https://www.who.int/emergencies/diseases/novel-coronavirus-2019/advice-for-public</text:p>
          </table:table-cell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office:value-type="string" calcext:value-type="string">
            <text:p>Learn more</text:p>
          </table:table-cell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Dismiss</text:p>
          </table:table-cell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offers available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offers available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Heating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Water/waste water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fuse collection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Chimney sweep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ge/parking place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throom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table:number-columns-repeated="2"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Children’s room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Children’s room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Children’s room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Bedroom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Living room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Hallway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Storage room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Cellar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ony/terr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1" meta:object-count="0"/>
    <meta:generator>LibreOffice/6.4.4.2$Linux_X86_64 LibreOffice_project/40$Build-2</meta:generator>
  </office:meta>
</office:document-meta>
</file>